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6862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size="14pt" style:font-size-asian="14pt" style:font-size-complex="14pt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/>
    <style:style style:name="ce12" style:family="table-cell" style:parent-style-name="Default" style:data-style-name="N10"/>
    <style:style style:name="ce13" style:family="table-cell" style:parent-style-name="Default" style:data-style-name="N60"/>
    <style:style style:name="ce14" style:family="table-cell" style:parent-style-name="Default" style:data-style-name="N0"/>
    <style:style style:name="ce15" style:family="table-cell" style:parent-style-name="Default">
      <style:text-properties style:font-name="Arial" style:font-name-asian="Droid Sans" style:font-name-complex="Lohit Hindi"/>
    </style:style>
    <style:style style:name="ce16" style:family="table-cell" style:parent-style-name="Default">
      <style:text-properties style:font-name="Arial" fo:font-weight="bold" style:font-name-asian="Droid Sans" style:font-weight-asian="bold" style:font-name-complex="Lohit Hindi" style:font-weight-complex="bold"/>
    </style:style>
    <style:style style:name="ce17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18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19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0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1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2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3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4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5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ce26" style:family="table-cell" style:parent-style-name="Default">
      <style:text-properties style:font-name="Arial" style:font-name-asian="Droid Sans" style:font-name-complex="Lohit Hindi"/>
      <style:map style:condition="cell-content()=8" style:apply-style-name="Untitled1" style:base-cell-address="Pages_Counter.F40"/>
      <style:map style:condition="cell-content()!=8" style:apply-style-name="Untitled2" style:base-cell-address="Pages_Counter.F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tromverbrauch owslaves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2" office:value-type="string">
            <text:p>Stand</text:p>
          </table:table-cell>
          <table:table-cell table:style-name="ce7" office:value-type="date" office:date-value="2013-05-16">
            <text:p>05/16/13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3" office:value-type="string">
            <text:p>Code-version</text:p>
          </table:table-cell>
          <table:table-cell table:style-name="ce3" office:value-type="string">
            <text:p>MCU</text:p>
          </table:table-cell>
          <table:table-cell table:style-name="ce3" office:value-type="string">
            <text:p>Vcc/Clk</text:p>
          </table:table-cell>
          <table:table-cell table:style-name="ce3" office:value-type="string">
            <text:p>1W</text:p>
          </table:table-cell>
          <table:table-cell table:style-name="ce3" office:value-type="string">
            <text:p>Counter/Pins</text:p>
          </table:table-cell>
          <table:table-cell table:style-name="ce3" office:value-type="string">
            <text:p>State</text:p>
          </table:table-cell>
          <table:table-cell table:style-name="ce3" office:value-type="string">
            <text:p>mA avg</text:p>
          </table:table-cell>
          <table:table-cell table:style-name="ce3" office:value-type="string">
            <text:p>mA Peak</text:p>
          </table:table-cell>
          <table:table-cell table:style-name="ce3" office:value-type="string">
            <text:p>mA min</text:p>
          </table:table-cell>
          <table:table-cell table:style-name="ce3" office:value-type="string">
            <text:p>Comment</text:p>
          </table:table-cell>
          <table:table-cell table:style-name="ce3"/>
          <table:table-cell table:style-name="ce3" office:value-type="string">
            <text:p>uA</text:p>
          </table:table-cell>
          <table:table-cell/>
          <table:table-cell office:value-type="string">
            <text:p>Comment2</text:p>
          </table:table-cell>
          <table:table-cell table:number-columns-repeated="2"/>
        </table:table-row>
        <table:table-row table:style-name="ro2">
          <table:table-cell table:style-name="ce4" office:value-type="string">
            <text:p>1.2</text:p>
          </table:table-cell>
          <table:table-cell office:value-type="string">
            <text:p>attiny2313</text:p>
          </table:table-cell>
          <table:table-cell office:value-type="string">
            <text:p>5/8i</text:p>
          </table:table-cell>
          <table:table-cell office:value-type="string">
            <text:p>connected</text:p>
          </table:table-cell>
          <table:table-cell office:value-type="string">
            <text:p>low/nc</text:p>
          </table:table-cell>
          <table:table-cell office:value-type="string">
            <text:p>Active/While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table:style-name="ce4" office:value-type="string">
            <text:p>1.2</text:p>
          </table:table-cell>
          <table:table-cell office:value-type="string">
            <text:p>attiny2313</text:p>
          </table:table-cell>
          <table:table-cell office:value-type="string">
            <text:p>5/8i</text:p>
          </table:table-cell>
          <table:table-cell office:value-type="string">
            <text:p>connected</text:p>
          </table:table-cell>
          <table:table-cell office:value-type="string">
            <text:p>low/nc</text:p>
          </table:table-cell>
          <table:table-cell office:value-type="string">
            <text:p>Idle-sleep</text:p>
          </table:table-cell>
          <table:table-cell office:value-type="float" office:value="9.5">
            <text:p>9.5</text:p>
          </table:table-cell>
          <table:table-cell/>
          <table:table-cell office:value-type="float" office:value="9.2">
            <text:p>9.2</text:p>
          </table:table-cell>
          <table:table-cell table:number-columns-repeated="7"/>
        </table:table-row>
        <table:table-row table:style-name="ro2">
          <table:table-cell table:style-name="ce4" office:value-type="string">
            <text:p>1.2</text:p>
          </table:table-cell>
          <table:table-cell office:value-type="string">
            <text:p>attiny2313</text:p>
          </table:table-cell>
          <table:table-cell office:value-type="string">
            <text:p>5/8i</text:p>
          </table:table-cell>
          <table:table-cell office:value-type="string">
            <text:p>connected</text:p>
          </table:table-cell>
          <table:table-cell office:value-type="string">
            <text:p>low/nc</text:p>
          </table:table-cell>
          <table:table-cell office:value-type="string">
            <text:p>Idle-sleep/ACSR/ACDis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string">
            <text:p>Bringt nada..</text:p>
          </table:table-cell>
          <table:table-cell table:number-columns-repeated="6"/>
        </table:table-row>
        <table:table-row table:style-name="ro2">
          <table:table-cell table:style-name="ce4" office:value-type="string">
            <text:p>1.2</text:p>
          </table:table-cell>
          <table:table-cell office:value-type="string">
            <text:p>attiny2313</text:p>
          </table:table-cell>
          <table:table-cell office:value-type="string">
            <text:p>5/8i</text:p>
          </table:table-cell>
          <table:table-cell table:style-name="ce8" office:value-type="string">
            <text:p>connected/tot</text:p>
          </table:table-cell>
          <table:table-cell office:value-type="string">
            <text:p>low/nc</text:p>
          </table:table-cell>
          <table:table-cell office:value-type="string">
            <text:p>PWR_DOWN</text:p>
          </table:table-cell>
          <table:table-cell office:value-type="float" office:value="2.23">
            <text:p>2.23</text:p>
          </table:table-cell>
          <table:table-cell table:number-columns-repeated="2"/>
          <table:table-cell office:value-type="string">
            <text:p>tot</text:p>
          </table:table-cell>
          <table:table-cell table:number-columns-repeated="6"/>
        </table:table-row>
        <table:table-row table:style-name="ro2">
          <table:table-cell table:style-name="ce4" office:value-type="string">
            <text:p>1.2</text:p>
          </table:table-cell>
          <table:table-cell office:value-type="string">
            <text:p>attiny2313</text:p>
          </table:table-cell>
          <table:table-cell office:value-type="string">
            <text:p>5/8i</text:p>
          </table:table-cell>
          <table:table-cell office:value-type="string">
            <text:p>connected</text:p>
          </table:table-cell>
          <table:table-cell office:value-type="string">
            <text:p>low/nc</text:p>
          </table:table-cell>
          <table:table-cell office:value-type="string">
            <text:p>Idle-sleep/ACSR/ACDis/PUP B1-4 on!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string">
            <text:p>?? nur pup B1-4 an</text:p>
          </table:table-cell>
          <table:table-cell table:number-columns-repeated="6"/>
        </table:table-row>
        <table:table-row table:style-name="ro2">
          <table:table-cell table:style-name="ce5"/>
          <table:table-cell table:number-columns-repeated="15"/>
        </table:table-row>
        <table:table-row table:style-name="ro2">
          <table:table-cell table:style-name="ce5" office:value-type="string">
            <text:p>1.2a</text:p>
          </table:table-cell>
          <table:table-cell office:value-type="string">
            <text:p>atmega48</text:p>
          </table:table-cell>
          <table:table-cell office:value-type="string">
            <text:p>5/8i</text:p>
          </table:table-cell>
          <table:table-cell office:value-type="string">
            <text:p>connected/tot</text:p>
          </table:table-cell>
          <table:table-cell office:value-type="string">
            <text:p>low/nc</text:p>
          </table:table-cell>
          <table:table-cell office:value-type="string">
            <text:p>PWR_DOWN</text:p>
          </table:table-cell>
          <table:table-cell office:value-type="float" office:value="0.04">
            <text:p>0.04</text:p>
          </table:table-cell>
          <table:table-cell table:number-columns-repeated="9"/>
        </table:table-row>
        <table:table-row table:style-name="ro2">
          <table:table-cell table:style-name="ce5" office:value-type="string">
            <text:p>„“</text:p>
          </table:table-cell>
          <table:table-cell office:value-type="string">
            <text:p>atmega48</text:p>
          </table:table-cell>
          <table:table-cell office:value-type="string">
            <text:p>„“</text:p>
          </table:table-cell>
          <table:table-cell table:number-columns-repeated="5"/>
          <table:table-cell office:value-type="string">
            <text:p>6-9</text:p>
          </table:table-cell>
          <table:table-cell table:number-columns-repeated="7"/>
        </table:table-row>
        <table:table-row table:style-name="ro2">
          <table:table-cell table:style-name="ce5"/>
          <table:table-cell table:number-columns-repeated="15"/>
        </table:table-row>
        <table:table-row table:style-name="ro2">
          <table:table-cell table:style-name="ce6" office:value-type="string">
            <text:p>Mit funktionierendem PWR_DOWN</text:p>
          </table:table-cell>
          <table:table-cell table:number-columns-repeated="15"/>
        </table:table-row>
        <table:table-row table:style-name="ro2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idle</text:p>
          </table:table-cell>
          <table:table-cell office:value-type="string">
            <text:p>internal high</text:p>
          </table:table-cell>
          <table:table-cell office:value-type="string">
            <text:p>Idle-sleep</text:p>
          </table:table-cell>
          <table:table-cell office:value-type="float" office:value="2.3">
            <text:p>2.3</text:p>
          </table:table-cell>
          <table:table-cell table:number-columns-repeated="4"/>
          <table:table-cell table:formula="of:=[.G16]*1000" office:value-type="float" office:value="2300">
            <text:p>2300</text:p>
          </table:table-cell>
          <table:table-cell table:number-columns-repeated="4"/>
        </table:table-row>
        <table:table-row table:style-name="ro2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idle</text:p>
          </table:table-cell>
          <table:table-cell office:value-type="string">
            <text:p>internal high</text:p>
          </table:table-cell>
          <table:table-cell office:value-type="string">
            <text:p>PWR_DOWN</text:p>
          </table:table-cell>
          <table:table-cell office:value-type="float" office:value="0.0047">
            <text:p>0.0047</text:p>
          </table:table-cell>
          <table:table-cell table:number-columns-repeated="2"/>
          <table:table-cell office:value-type="string">
            <text:p>4,7 + 47uF</text:p>
          </table:table-cell>
          <table:table-cell/>
          <table:table-cell table:formula="of:=[.G17]*1000" office:value-type="float" office:value="4.7">
            <text:p>4.7</text:p>
          </table:table-cell>
          <table:table-cell table:number-columns-repeated="4"/>
        </table:table-row>
        <table:table-row table:style-name="ro3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idle</text:p>
          </table:table-cell>
          <table:table-cell office:value-type="string">
            <text:p>internal high</text:p>
          </table:table-cell>
          <table:table-cell office:value-type="string">
            <text:p>PWR_DOWN</text:p>
          </table:table-cell>
          <table:table-cell office:value-type="float" office:value="0.0088">
            <text:p>0.0088</text:p>
          </table:table-cell>
          <table:table-cell table:number-columns-repeated="2"/>
          <table:table-cell table:style-name="ce3" office:value-type="string">
            <text:p>4,7 + 47uF + 2200uF</text:p>
            <text:p>+ 1.5k Ladewiderstand!</text:p>
          </table:table-cell>
          <table:table-cell/>
          <table:table-cell table:formula="of:=[.G18]*1000" office:value-type="float" office:value="8.8">
            <text:p>8.8</text:p>
          </table:table-cell>
          <table:table-cell/>
          <table:table-cell office:value-type="string">
            <text:p>4uA gehen auf den Elko..</text:p>
          </table:table-cell>
          <table:table-cell table:number-columns-repeated="2"/>
        </table:table-row>
        <table:table-row table:style-name="ro3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idle</text:p>
          </table:table-cell>
          <table:table-cell office:value-type="string">
            <text:p>internal high / </text:p>
            <text:p>Counting @ 20ms/25Hz</text:p>
          </table:table-cell>
          <table:table-cell office:value-type="string">
            <text:p>PWR_DOWN</text:p>
          </table:table-cell>
          <table:table-cell office:value-type="float" office:value="0.0132">
            <text:p>0.0132</text:p>
          </table:table-cell>
          <table:table-cell table:number-columns-repeated="2"/>
          <table:table-cell office:value-type="string">
            <text:p>4,7 + 47uF</text:p>
          </table:table-cell>
          <table:table-cell/>
          <table:table-cell table:formula="of:=[.G19]*1000" office:value-type="float" office:value="13.2">
            <text:p>13.2</text:p>
          </table:table-cell>
          <table:table-cell table:number-columns-repeated="4"/>
        </table:table-row>
        <table:table-row table:style-name="ro3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idle</text:p>
          </table:table-cell>
          <table:table-cell office:value-type="string">
            <text:p>internal high / </text:p>
            <text:p>Counting @ 20ms/25Hz</text:p>
          </table:table-cell>
          <table:table-cell office:value-type="string">
            <text:p>PWR_DOWN</text:p>
          </table:table-cell>
          <table:table-cell office:value-type="float" office:value="0.0182">
            <text:p>0.0182</text:p>
          </table:table-cell>
          <table:table-cell table:number-columns-repeated="2"/>
          <table:table-cell table:style-name="ce3" office:value-type="string">
            <text:p>4,7 + 47uF + 2200uF</text:p>
            <text:p>+ 1.5k Ladewiderstand!</text:p>
          </table:table-cell>
          <table:table-cell/>
          <table:table-cell table:formula="of:=[.G20]*1000" office:value-type="float" office:value="18.2">
            <text:p>18.2</text:p>
          </table:table-cell>
          <table:table-cell/>
          <table:table-cell office:value-type="string">
            <text:p>4uA gehen wieder auf den Elko..</text:p>
          </table:table-cell>
          <table:table-cell table:number-columns-repeated="2"/>
        </table:table-row>
        <table:table-row table:style-name="ro3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</text:p>
            <text:p>Query-loop 1Hz</text:p>
          </table:table-cell>
          <table:table-cell office:value-type="string">
            <text:p>internal high</text:p>
          </table:table-cell>
          <table:table-cell office:value-type="string">
            <text:p>PWR_DOWN</text:p>
          </table:table-cell>
          <table:table-cell office:value-type="float" office:value="0.013">
            <text:p>0.013</text:p>
          </table:table-cell>
          <table:table-cell office:value-type="string">
            <text:p>0.3 – 0.4</text:p>
          </table:table-cell>
          <table:table-cell/>
          <table:table-cell office:value-type="string">
            <text:p>4,7 + 47uF</text:p>
          </table:table-cell>
          <table:table-cell/>
          <table:table-cell table:formula="of:=[.G21]*1000" office:value-type="float" office:value="13">
            <text:p>13</text:p>
          </table:table-cell>
          <table:table-cell table:number-columns-repeated="4"/>
        </table:table-row>
        <table:table-row table:style-name="ro3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</text:p>
            <text:p>Query-loop 1Hz</text:p>
          </table:table-cell>
          <table:table-cell office:value-type="string">
            <text:p>internal high</text:p>
          </table:table-cell>
          <table:table-cell office:value-type="string">
            <text:p>PWR_DOWN</text:p>
          </table:table-cell>
          <table:table-cell table:style-name="ce3"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  <table:table-cell table:style-name="ce3" office:value-type="string">
            <text:p>4,7 + 47uF + 2200uF</text:p>
            <text:p>+ 1.5k Ladewiderstand!</text:p>
          </table:table-cell>
          <table:table-cell/>
          <table:table-cell table:style-name="ce3" table:formula="of:=[.G22]*1000" office:value-type="float" office:value="70">
            <text:p>70</text:p>
          </table:table-cell>
          <table:table-cell table:number-columns-repeated="4"/>
        </table:table-row>
        <table:table-row table:style-name="ro3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</text:p>
            <text:p>Query-loop 1Hz</text:p>
          </table:table-cell>
          <table:table-cell table:style-name="ce3" office:value-type="string">
            <text:p>internal high / </text:p>
            <text:p>Counting @ 20ms/25Hz</text:p>
          </table:table-cell>
          <table:table-cell office:value-type="string">
            <text:p>PWR_DOWN</text:p>
          </table:table-cell>
          <table:table-cell table:style-name="ce3"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table:style-name="ce9" office:value-type="string">
            <text:p>4,7 + 47uF + 2200uF</text:p>
            <text:p>+ 1.5k Ladewiderstand!</text:p>
          </table:table-cell>
          <table:table-cell/>
          <table:table-cell table:style-name="ce3" table:formula="of:=[.G23]*1000" office:value-type="float" office:value="80">
            <text:p>80</text:p>
          </table:table-cell>
          <table:table-cell table:number-columns-repeated="4"/>
        </table:table-row>
        <table:table-row table:style-name="ro4">
          <table:table-cell table:style-name="ce5" office:value-type="float" office:value="1.4">
            <text:p>1.40</text:p>
          </table:table-cell>
          <table:table-cell office:value-type="string">
            <text:p>Attiny84</text:p>
          </table:table-cell>
          <table:table-cell office:value-type="string">
            <text:p>5/8i</text:p>
          </table:table-cell>
          <table:table-cell office:value-type="string">
            <text:p>connected/</text:p>
            <text:p>Query-loop 1Hz</text:p>
          </table:table-cell>
          <table:table-cell table:style-name="ce3" office:value-type="string">
            <text:p>internal high / </text:p>
            <text:p>Counting @ 20ms/25Hz</text:p>
          </table:table-cell>
          <table:table-cell/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/>
          <table:table-cell table:style-name="ce3" office:value-type="string">
            <text:p>4,7 + 47uF + 2200uF</text:p>
            <text:p>+ 1.5k Ladewiderstand!</text:p>
            <text:p><text:s/>Bei Vcc 5 statt 4.3V !!</text:p>
          </table:table-cell>
          <table:table-cell/>
          <table:table-cell table:formula="of:=[.G24]*1000" office:value-type="float" office:value="100">
            <text:p>100</text:p>
          </table:table-cell>
          <table:table-cell/>
          <table:table-cell office:value-type="string">
            <text:p>Ergebnis1: </text:p>
            <text:p>1-Wire soweit ok, versorgt sich bereits parasitär nur über den PIN!</text:p>
            <text:p>Counter fehlen immer (ziemlich genau!) 6 impulse?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3"/>
          <table:table-cell table:style-name="ce3"/>
          <table:table-cell/>
          <table:table-cell/>
          <table:table-cell table:number-columns-repeated="4"/>
          <table:table-cell table:formula="of:=[.G25]*1000" office:value-type="float" office:value="0">
            <text:p>0</text:p>
          </table:table-cell>
          <table:table-cell/>
          <table:table-cell office:value-type="string">
            <text:p>Am „echten“ 1-Wire eher 0.5 – 1mA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5"/>
          <table:table-cell/>
          <table:table-cell table:number-columns-repeated="4"/>
          <table:table-cell table:formula="of:=[.G26]*1000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14"/>
          <table:table-cell table:formula="of:=1.1/1023" office:value-type="float" office:value="0.0010752688172043">
            <text:p>0.0010752688</text:p>
          </table:table-cell>
        </table:table-row>
        <table:table-row table:style-name="ro2" table:number-rows-repeated="132">
          <table:table-cell table:style-name="ce5"/>
          <table:table-cell table:number-columns-repeated="15"/>
        </table:table-row>
        <table:table-row table:style-name="ro2" table:number-rows-repeated="104841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AVR-Vergleich" table:style-name="ta1">
        <table:table-column table:style-name="co4" table:default-cell-style-name="Default"/>
        <table:table-column table:style-name="co1" table:number-columns-repeated="14" table:default-cell-style-name="Default"/>
        <table:table-row table:style-name="ro2">
          <table:table-cell table:number-columns-repeated="15"/>
        </table:table-row>
        <table:table-row table:style-name="ro2">
          <table:table-cell table:style-name="ce3"/>
          <table:table-cell table:style-name="ce3" office:value-type="string">
            <text:p>Flash min</text:p>
          </table:table-cell>
          <table:table-cell table:style-name="ce3" office:value-type="string">
            <text:p>Flash max</text:p>
          </table:table-cell>
          <table:table-cell table:style-name="ce3" office:value-type="string">
            <text:p>SRAM min</text:p>
          </table:table-cell>
          <table:table-cell table:style-name="ce3" office:value-type="string">
            <text:p>SRAM mid</text:p>
          </table:table-cell>
          <table:table-cell table:style-name="ce3" office:value-type="string">
            <text:p>SRAM max</text:p>
          </table:table-cell>
          <table:table-cell table:style-name="ce3" office:value-type="string">
            <text:p>PCINT</text:p>
          </table:table-cell>
          <table:table-cell table:style-name="ce3" office:value-type="string">
            <text:p>Ios</text:p>
          </table:table-cell>
          <table:table-cell table:style-name="ce3" office:value-type="string">
            <text:p>ADC</text:p>
          </table:table-cell>
          <table:table-cell table:style-name="ce3" office:value-type="string">
            <text:p>USART</text:p>
          </table:table-cell>
          <table:table-cell table:style-name="ce3" office:value-type="string">
            <text:p>8bit TC</text:p>
          </table:table-cell>
          <table:table-cell table:style-name="ce3" office:value-type="string">
            <text:p>16bit TC</text:p>
          </table:table-cell>
          <table:table-cell table:style-name="ce3" office:value-type="string">
            <text:p>PWM</text:p>
          </table:table-cell>
          <table:table-cell table:style-name="ce3" office:value-type="string">
            <text:p>Lowpower</text:p>
          </table:table-cell>
          <table:table-cell table:style-name="ce3" office:value-type="string">
            <text:p>Bootloader-section</text:p>
          </table:table-cell>
        </table:table-row>
        <table:table-row table:style-name="ro2">
          <table:table-cell table:style-name="ce3" office:value-type="string">
            <text:p>Attiny 24/44/8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2">
          <table:table-cell table:style-name="ce3" office:value-type="string">
            <text:p>Attiny 25/45/8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ja, V</text:p>
          </table:table-cell>
          <table:table-cell office:value-type="string">
            <text:p>Nein</text:p>
          </table:table-cell>
        </table:table-row>
        <table:table-row table:style-name="ro2">
          <table:table-cell table:style-name="ce3" office:value-type="string">
            <text:p>Attiny2313A/43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/>
          <table:table-cell office:value-type="float" office:value="256">
            <text:p>256</text:p>
          </table:table-cell>
          <table:table-cell table:number-columns-repeated="3"/>
          <table:table-cell office:value-type="string">
            <text:p>Ja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2">
          <table:table-cell table:style-name="ce3" office:value-type="string">
            <text:p>Atmega8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Atmega48/88/1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table:number-columns-repeated="2"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J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, V</text:p>
          </table:table-cell>
          <table:table-cell office:value-type="string">
            <text:p>Ja</text:p>
          </table:table-cell>
        </table:table-row>
        <table:table-row table:style-name="ro2">
          <table:table-cell table:style-name="ce3" office:value-type="string">
            <text:p>Atmega48xx-328P</text:p>
          </table:table-cell>
          <table:table-cell table:number-columns-repeated="14"/>
        </table:table-row>
        <table:table-row table:style-name="ro2">
          <table:table-cell table:style-name="ce3"/>
          <table:table-cell table:number-columns-repeated="14"/>
        </table:table-row>
        <table:table-row table:style-name="ro2">
          <table:table-cell/>
          <table:table-cell table:number-columns-repeated="2" office:value-type="string">
            <text:p>Lagernd!</text:p>
          </table:table-cell>
          <table:table-cell office:value-type="string">
            <text:p>Rolle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/>
          <table:table-cell table:style-name="ce3" table:number-columns-repeated="3"/>
          <table:table-cell table:number-columns-repeated="11"/>
        </table:table-row>
        <table:table-row table:style-name="ro6">
          <table:table-cell office:value-type="string">
            <text:p>Attiny84<text:span text:style-name="T1">A</text:span></text:p>
          </table:table-cell>
          <table:table-cell office:value-type="float" office:value="1.05">
            <text:p>1.05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table:number-columns-repeated="11"/>
        </table:table-row>
        <table:table-row table:style-name="ro2">
          <table:table-cell office:value-type="string">
            <text:p>Atmega88PA</text:p>
          </table:table-cell>
          <table:table-cell office:value-type="float" office:value="1.93">
            <text:p>1.9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formula="of:=[.B14]-[.B13]" office:value-type="float" office:value="0.88">
            <text:p>0.88</text:p>
          </table:table-cell>
          <table:table-cell table:formula="of:=[.C14]-[.C13]" office:value-type="float" office:value="0.45">
            <text:p>0.45</text:p>
          </table:table-cell>
          <table:table-cell table:formula="of:=[.D14]-[.D13]" office:value-type="float" office:value="0.58">
            <text:p>0.58</text:p>
          </table:table-cell>
          <table:table-cell table:number-columns-repeated="11"/>
        </table:table-row>
        <table:table-row table:style-name="ro2">
          <table:table-cell/>
          <table:table-cell table:formula="of:=[.B16]*[.B11]" office:value-type="float" office:value="0.88">
            <text:p>0.88</text:p>
          </table:table-cell>
          <table:table-cell table:formula="of:=[.C16]*[.C11]" office:value-type="float" office:value="45">
            <text:p>45</text:p>
          </table:table-cell>
          <table:table-cell table:formula="of:=[.D16]*[.D11]" office:value-type="float" office:value="2900">
            <text:p>2900</text:p>
          </table:table-cell>
          <table:table-cell table:number-columns-repeated="11"/>
        </table:table-row>
        <table:table-row table:style-name="ro2" table:number-rows-repeated="104855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abelle3" table:style-name="ta1">
        <table:table-column table:style-name="co5" table:default-cell-style-name="ce1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3">
          <table:table-cell table:style-name="ce10" office:value-type="float" office:value="4294967295">
            <text:p>4,294,967,295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formula="of:=2^32" office:value-type="float" office:value="4294967296">
            <text:p>4,294,967,296</text:p>
          </table:table-cell>
          <table:table-cell/>
          <table:table-cell table:formula="of:=[.A3]-9000" office:value-type="float" office:value="4294958296">
            <text:p>429495829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formula="of:=1000*60*60*24" office:value-type="float" office:value="86400000">
            <text:p>86,400,000</text:p>
          </table:table-cell>
          <table:table-cell office:value-type="string">
            <text:p>pro Tag</text:p>
          </table:table-cell>
          <table:table-cell/>
          <table:table-cell table:style-name="ce11" table:formula="of:=[.$A$3]-[.A5]" office:value-type="float" office:value="4208567296">
            <text:p>4,208,567,296</text:p>
          </table:table-cell>
          <table:table-cell table:number-columns-repeated="2"/>
        </table:table-row>
        <table:table-row table:style-name="ro2">
          <table:table-cell table:formula="of:=[.A5]*30" office:value-type="float" office:value="2592000000">
            <text:p>2,592,000,000</text:p>
          </table:table-cell>
          <table:table-cell office:value-type="string">
            <text:p>pro Monat</text:p>
          </table:table-cell>
          <table:table-cell/>
          <table:table-cell table:style-name="ce11" table:formula="of:=[.$A$3]-[.A6]" office:value-type="float" office:value="1702967296">
            <text:p>1,702,967,296</text:p>
          </table:table-cell>
          <table:table-cell table:number-columns-repeated="2"/>
        </table:table-row>
        <table:table-row table:style-name="ro2">
          <table:table-cell table:formula="of:=[.A5]*365" office:value-type="float" office:value="31536000000">
            <text:p>31,536,000,000</text:p>
          </table:table-cell>
          <table:table-cell office:value-type="string">
            <text:p>pro Jahr</text:p>
          </table:table-cell>
          <table:table-cell/>
          <table:table-cell table:style-name="ce11" table:formula="of:=[.$A$3]-[.A7]" office:value-type="float" office:value="-27241032704">
            <text:p>-27,241,032,7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2">
          <table:table-cell table:formula="of:=60*60*24" office:value-type="float" office:value="86400">
            <text:p>86,400</text:p>
          </table:table-cell>
          <table:table-cell office:value-type="string">
            <text:p>pro Tag</text:p>
          </table:table-cell>
          <table:table-cell/>
          <table:table-cell table:style-name="ce11" table:formula="of:=[.$A$3]-[.A9]" office:value-type="float" office:value="4294880896">
            <text:p>4,294,880,896</text:p>
          </table:table-cell>
          <table:table-cell table:number-columns-repeated="2"/>
        </table:table-row>
        <table:table-row table:style-name="ro2">
          <table:table-cell table:formula="of:=[.A9]*30" office:value-type="float" office:value="2592000">
            <text:p>2,592,000</text:p>
          </table:table-cell>
          <table:table-cell office:value-type="string">
            <text:p>pro Monat</text:p>
          </table:table-cell>
          <table:table-cell/>
          <table:table-cell table:style-name="ce11" table:formula="of:=[.$A$3]-[.A10]" office:value-type="float" office:value="4292375296">
            <text:p>4,292,375,296</text:p>
          </table:table-cell>
          <table:table-cell table:number-columns-repeated="2"/>
        </table:table-row>
        <table:table-row table:style-name="ro2">
          <table:table-cell table:formula="of:=[.A9]*365" office:value-type="float" office:value="31536000">
            <text:p>31,536,000</text:p>
          </table:table-cell>
          <table:table-cell office:value-type="string">
            <text:p>pro Jahr</text:p>
          </table:table-cell>
          <table:table-cell/>
          <table:table-cell table:style-name="ce11" table:formula="of:=[.$A$3]-[.A11]" office:value-type="float" office:value="4263431296">
            <text:p>4,263,431,296</text:p>
          </table:table-cell>
          <table:table-cell table:number-columns-repeated="2"/>
        </table:table-row>
        <table:table-row table:style-name="ro2">
          <table:table-cell table:formula="of:=[.A11]*10" office:value-type="float" office:value="315360000">
            <text:p>315,360,000</text:p>
          </table:table-cell>
          <table:table-cell office:value-type="string">
            <text:p>pro 10Jahr</text:p>
          </table:table-cell>
          <table:table-cell/>
          <table:table-cell table:style-name="ce11" table:formula="of:=[.$A$3]-[.A12]" office:value-type="float" office:value="3979607296">
            <text:p>3,979,607,296</text:p>
          </table:table-cell>
          <table:table-cell table:formula="of:=[.A3]/[.A12]" office:value-type="float" office:value="13.6192519533232">
            <text:p>13.6192519533</text:p>
          </table:table-cell>
          <table:table-cell table:formula="of:=[.E12]/4" office:value-type="float" office:value="3.4048129883308">
            <text:p>3.4048129883</text:p>
          </table:table-cell>
        </table:table-row>
        <table:table-row table:style-name="ro5">
          <table:table-cell table:style-name="Default"/>
          <table:table-cell table:number-columns-repeated="5"/>
        </table:table-row>
        <table:table-row table:style-name="ro2">
          <table:table-cell table:formula="of:=(1000/8)*60*60*24" office:value-type="float" office:value="10800000">
            <text:p>10,800,000</text:p>
          </table:table-cell>
          <table:table-cell office:value-type="string">
            <text:p>pro Tag</text:p>
          </table:table-cell>
          <table:table-cell/>
          <table:table-cell table:style-name="ce11" table:formula="of:=[.$A$3]-[.A14]" office:value-type="float" office:value="4284167296">
            <text:p>4,284,167,296</text:p>
          </table:table-cell>
          <table:table-cell table:number-columns-repeated="2"/>
        </table:table-row>
        <table:table-row table:style-name="ro2">
          <table:table-cell table:formula="of:=[.A14]*30" office:value-type="float" office:value="324000000">
            <text:p>324,000,000</text:p>
          </table:table-cell>
          <table:table-cell office:value-type="string">
            <text:p>pro Monat</text:p>
          </table:table-cell>
          <table:table-cell/>
          <table:table-cell table:style-name="ce11" table:formula="of:=[.$A$3]-[.A15]" office:value-type="float" office:value="3970967296">
            <text:p>3,970,967,296</text:p>
          </table:table-cell>
          <table:table-cell table:number-columns-repeated="2"/>
        </table:table-row>
        <table:table-row table:style-name="ro2">
          <table:table-cell table:formula="of:=[.A14]*365" office:value-type="float" office:value="3942000000">
            <text:p>3,942,000,000</text:p>
          </table:table-cell>
          <table:table-cell office:value-type="string">
            <text:p>pro Jahr</text:p>
          </table:table-cell>
          <table:table-cell/>
          <table:table-cell table:style-name="ce11" table:formula="of:=[.$A$3]-[.A16]" office:value-type="float" office:value="352967296">
            <text:p>352,967,296</text:p>
          </table:table-cell>
          <table:table-cell table:number-columns-repeated="2"/>
        </table:table-row>
        <table:table-row table:style-name="ro2">
          <table:table-cell table:formula="of:=[.A16]*10" office:value-type="float" office:value="39420000000">
            <text:p>39,420,000,000</text:p>
          </table:table-cell>
          <table:table-cell office:value-type="string">
            <text:p>pro 10Jahr</text:p>
          </table:table-cell>
          <table:table-cell/>
          <table:table-cell table:style-name="ce11" table:formula="of:=[.$A$3]-[.A17]" office:value-type="float" office:value="-35125032704">
            <text:p>-35,125,032,704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5"/>
        </table:table-row>
        <table:table-row table:style-name="ro5">
          <table:table-cell table:style-name="Default" table:formula="of:=1000/8" office:value-type="float" office:value="125">
            <text:p>125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5"/>
        </table:table-row>
        <table:table-row table:style-name="ro2">
          <table:table-cell table:formula="of:=125*60*60*24" office:value-type="float" office:value="10800000">
            <text:p>10,800,000</text:p>
          </table:table-cell>
          <table:table-cell office:value-type="string">
            <text:p>pro Tag</text:p>
          </table:table-cell>
          <table:table-cell/>
          <table:table-cell table:style-name="ce11" table:formula="of:=[.$A$3]-[.A21]" office:value-type="float" office:value="4284167296">
            <text:p>4,284,167,296</text:p>
          </table:table-cell>
          <table:table-cell table:number-columns-repeated="2"/>
        </table:table-row>
        <table:table-row table:style-name="ro2">
          <table:table-cell table:formula="of:=[.A21]*30" office:value-type="float" office:value="324000000">
            <text:p>324,000,000</text:p>
          </table:table-cell>
          <table:table-cell office:value-type="string">
            <text:p>pro Monat</text:p>
          </table:table-cell>
          <table:table-cell/>
          <table:table-cell table:style-name="ce11" table:formula="of:=[.$A$3]-[.A22]" office:value-type="float" office:value="3970967296">
            <text:p>3,970,967,296</text:p>
          </table:table-cell>
          <table:table-cell table:number-columns-repeated="2"/>
        </table:table-row>
        <table:table-row table:style-name="ro2">
          <table:table-cell table:formula="of:=[.A21]*365" office:value-type="float" office:value="3942000000">
            <text:p>3,942,000,000</text:p>
          </table:table-cell>
          <table:table-cell office:value-type="string">
            <text:p>pro Jahr</text:p>
          </table:table-cell>
          <table:table-cell/>
          <table:table-cell table:style-name="ce11" table:formula="of:=[.$A$3]-[.A23]" office:value-type="float" office:value="352967296">
            <text:p>352,967,296</text:p>
          </table:table-cell>
          <table:table-cell table:number-columns-repeated="2"/>
        </table:table-row>
        <table:table-row table:style-name="ro2">
          <table:table-cell table:formula="of:=[.A23]*10" office:value-type="float" office:value="39420000000">
            <text:p>39,420,000,000</text:p>
          </table:table-cell>
          <table:table-cell office:value-type="string">
            <text:p>pro 10Jahr</text:p>
          </table:table-cell>
          <table:table-cell/>
          <table:table-cell table:style-name="ce11" table:formula="of:=[.$A$3]-[.A24]" office:value-type="float" office:value="-35125032704">
            <text:p>-35,125,032,704</text:p>
          </table:table-cell>
          <table:table-cell table:number-columns-repeated="2"/>
        </table:table-row>
        <table:table-row table:style-name="ro5" table:number-rows-repeated="2">
          <table:table-cell table:style-name="Default"/>
          <table:table-cell table:number-columns-repeated="5"/>
        </table:table-row>
        <table:table-row table:style-name="ro2">
          <table:table-cell table:style-name="ce3" office:value-type="string">
            <text:p>Power-Timing:</text:p>
          </table:table-cell>
          <table:table-cell table:style-name="ce3" office:value-type="string">
            <text:p>Page-read 0-8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>
            <text:p>Duty-cycle high: in mS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RESET-&gt;Match</text:p>
          </table:table-cell>
          <table:table-cell office:value-type="float" office:value="6.2">
            <text:p>6.2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Match-&gt;Page</text:p>
          </table:table-cell>
          <table:table-cell office:value-type="float" office:value="2.7">
            <text:p>2.7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Page-&gt;_LOW</text:p>
          </table:table-cell>
          <table:table-cell office:value-type="float" office:value="1.8">
            <text:p>1.8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Ende-&gt;RESET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>
            <text:p>Gesamt</text:p>
          </table:table-cell>
          <table:table-cell office:value-type="string">
            <text:p>Hightim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Ttrans</text:p>
          </table:table-cell>
          <table:table-cell table:formula="of:=SUM([.B29:.B33])" office:value-type="float" office:value="11.6">
            <text:p>11.6</text:p>
          </table:table-cell>
          <table:table-cell office:value-type="float" office:value="24.2">
            <text:p>24.2</text:p>
          </table:table-cell>
          <table:table-cell table:style-name="ce12" table:formula="of:=[.B34]/[.C34]" office:value-type="percentage" office:value="0.479338842975207">
            <text:p>48%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Längster Datenblock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>
            <text:p>-&gt; Eher "best case!!" - bei mehr slaves, langem bus erheblich langsamer, also mehr hightimes!</text:p>
          </table:table-cell>
          <table:table-cell table:number-columns-repeated="5"/>
        </table:table-row>
      </table:table>
      <table:table table:name="Pages_Counter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14" table:default-cell-style-name="Default"/>
        <table:table-row table:style-name="ro2">
          <table:table-cell office:value-type="string">
            <text:p>Memeaddr DS2423</text:p>
          </table:table-cell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Je Transfer 8 byte</text:p>
          </table:table-cell>
          <table:table-cell table:number-columns-repeated="2"/>
          <table:table-cell office:value-type="string">
            <text:p>'0000000000000000000000000000000000000000000000000000000000000000</text:p>
            <text:p/>
          </table:table-cell>
          <table:table-cell table:number-columns-repeated="10"/>
        </table:table-row>
        <table:table-row table:style-name="ro2">
          <table:table-cell office:value-type="string">
            <text:p>Erste Page 0x001F</text:p>
          </table:table-cell>
          <table:table-cell/>
          <table:table-cell table:formula="of:=512/8" office:value-type="float" office:value="64">
            <text:p>64</text:p>
          </table:table-cell>
          <table:table-cell table:number-columns-repeated="2"/>
          <table:table-cell office:value-type="string">
            <text:p>32 Byte / 256 <text:s/>Bit</text:p>
          </table:table-cell>
          <table:table-cell table:number-columns-repeated="10"/>
        </table:table-row>
        <table:table-row table:style-name="ro2">
          <table:table-cell office:value-type="string">
            <text:p>0xFF</text:p>
          </table:table-cell>
          <table:table-cell table:number-columns-repeated="15"/>
        </table:table-row>
        <table:table-row table:style-name="ro2">
          <table:table-cell office:value-type="string">
            <text:p>Nächste 0x011F</text:p>
          </table:table-cell>
          <table:table-cell/>
          <table:table-cell office:value-type="string">
            <text:p>Je Page weitere 8 byte?</text:p>
          </table:table-cell>
          <table:table-cell table:number-columns-repeated="2"/>
          <table:table-cell office:value-type="string">
            <text:p>Memaddress 0x0 - 0x1FF (511)</text:p>
          </table:table-cell>
          <table:table-cell table:number-columns-repeated="10"/>
        </table:table-row>
        <table:table-row table:style-name="ro2">
          <table:table-cell office:value-type="string">
            <text:p>0x0103F</text:p>
          </table:table-cell>
          <table:table-cell/>
          <table:table-cell table:formula="of:=512/8" office:value-type="float" office:value="64">
            <text:p>64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512Byte = 4096 Bit </text:p>
          </table:table-cell>
          <table:table-cell table:number-columns-repeated="10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style-name="ce3" office:value-type="string">
            <text:p>Counter 12 = 0x009F</text:p>
          </table:table-cell>
          <table:table-cell/>
          <table:table-cell office:value-type="string">
            <text:p>009F</text:p>
          </table:table-cell>
          <table:table-cell table:formula="of:=HEX2DEC([.C11])" office:value-type="float" office:value="159">
            <text:p>159</text:p>
          </table:table-cell>
          <table:table-cell table:number-columns-repeated="12"/>
        </table:table-row>
        <table:table-row table:style-name="ro2">
          <table:table-cell office:value-type="string">
            <text:p>Erster 0x001F</text:p>
          </table:table-cell>
          <table:table-cell/>
          <table:table-cell office:value-type="string">
            <text:p>001F</text:p>
          </table:table-cell>
          <table:table-cell table:formula="of:=HEX2DEC([.C12])" office:value-type="float" office:value="31">
            <text:p>31</text:p>
          </table:table-cell>
          <table:table-cell office:value-type="string">
            <text:p>-&gt; AW: 11 Byte?!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003F</text:p>
          </table:table-cell>
          <table:table-cell table:formula="of:=HEX2DEC([.C13])" office:value-type="float" office:value="63">
            <text:p>63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14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15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16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17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18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19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20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21]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 table:formula="of:=HEX2DEC([.C22]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Letzte 01FF = count.15</text:p>
          </table:table-cell>
          <table:table-cell/>
          <table:table-cell office:value-type="string">
            <text:p>01FF</text:p>
          </table:table-cell>
          <table:table-cell table:formula="of:=HEX2DEC([.C23])" office:value-type="float" office:value="511">
            <text:p>511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Switch &amp;0xFE0</text:p>
          </table:table-cell>
          <table:table-cell office:value-type="string">
            <text:p>fe0</text:p>
          </table:table-cell>
          <table:table-cell table:formula="of:=HEX2DEC([.C25])" office:value-type="float" office:value="4064">
            <text:p>4064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Read page 15</text:p>
          </table:table-cell>
          <table:table-cell office:value-type="string">
            <text:p>'=0x01e0</text:p>
          </table:table-cell>
          <table:table-cell table:style-name="ce13" office:value-type="string">
            <text:p>1E0</text:p>
          </table:table-cell>
          <table:table-cell table:formula="of:=HEX2DEC([.C27])" office:value-type="float" office:value="480">
            <text:p>480</text:p>
          </table:table-cell>
          <table:table-cell office:value-type="string">
            <text:p>'&gt;AW 42 Byte??</text:p>
          </table:table-cell>
          <table:table-cell table:number-columns-repeated="2"/>
          <table:table-cell office:value-type="float" office:value="1000000">
            <text:p>1000000</text:p>
          </table:table-cell>
          <table:table-cell office:value-type="float" office:value="470000">
            <text:p>470000</text:p>
          </table:table-cell>
          <table:table-cell table:formula="of:=([.H27]+[.I27])/2" office:value-type="float" office:value="735000">
            <text:p>735000</text:p>
          </table:table-cell>
          <table:table-cell table:number-columns-repeated="6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8Byte pages</text:p>
          </table:table-cell>
          <table:table-cell office:value-type="string">
            <text:p>Number</text:p>
          </table:table-cell>
          <table:table-cell office:value-type="string">
            <text:p>Offset</text:p>
          </table:table-cell>
          <table:table-cell office:value-type="string">
            <text:p>Size(Data)</text:p>
          </table:table-cell>
          <table:table-cell office:value-type="string">
            <text:p>HEX LastPageMemAddr</text:p>
          </table:table-cell>
          <table:table-cell office:value-type="string">
            <text:p>HEX LastPageMemEnd</text:p>
          </table:table-cell>
          <table:table-cell office:value-type="string">
            <text:p>uint32 counters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31]*8" office:value-type="float" office:value="64">
            <text:p>64</text:p>
          </table:table-cell>
          <table:table-cell table:formula="of:=DEC2HEX([.D31])-8" office:value-type="float" office:value="32">
            <text:p>32</text:p>
          </table:table-cell>
          <table:table-cell table:style-name="ce15" table:formula="of:=DEC2HEX([.D31])" office:value-type="string" office:string-value="40">
            <text:p>40</text:p>
          </table:table-cell>
          <table:table-cell table:formula="of:=[.D31]/4" office:value-type="float" office:value="16">
            <text:p>16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2]*8" office:value-type="float" office:value="128">
            <text:p>128</text:p>
          </table:table-cell>
          <table:table-cell table:formula="of:=DEC2HEX([.D32])-8" office:value-type="float" office:value="72">
            <text:p>72</text:p>
          </table:table-cell>
          <table:table-cell table:style-name="ce15" table:formula="of:=DEC2HEX([.D32])" office:value-type="string" office:string-value="80">
            <text:p>80</text:p>
          </table:table-cell>
          <table:table-cell table:formula="of:=[.D32]/4" office:value-type="float" office:value="32">
            <text:p>32</text:p>
          </table:table-cell>
          <table:table-cell table:number-columns-repeated="9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B33]*8" office:value-type="float" office:value="256">
            <text:p>256</text:p>
          </table:table-cell>
          <table:table-cell table:formula="of:=DEC2HEX([.D33])-8" office:value-type="float" office:value="92">
            <text:p>92</text:p>
          </table:table-cell>
          <table:table-cell table:style-name="ce15" table:formula="of:=DEC2HEX([.D33])" office:value-type="string" office:string-value="100">
            <text:p>100</text:p>
          </table:table-cell>
          <table:table-cell table:formula="of:=[.D33]/4" office:value-type="float" office:value="64">
            <text:p>64</text:p>
          </table:table-cell>
          <table:table-cell table:number-columns-repeated="9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B34]*8" office:value-type="float" office:value="384">
            <text:p>384</text:p>
          </table:table-cell>
          <table:table-cell table:formula="of:=DEC2HEX([.D34])-8" office:value-type="float" office:value="172">
            <text:p>172</text:p>
          </table:table-cell>
          <table:table-cell table:style-name="ce15" table:formula="of:=DEC2HEX([.D34])" office:value-type="string" office:string-value="180">
            <text:p>180</text:p>
          </table:table-cell>
          <table:table-cell table:formula="of:=[.D34]/4" office:value-type="float" office:value="96">
            <text:p>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B35]*8" office:value-type="float" office:value="512">
            <text:p>512</text:p>
          </table:table-cell>
          <table:table-cell table:formula="of:=DEC2HEX([.D35])-8" office:value-type="float" office:value="192">
            <text:p>192</text:p>
          </table:table-cell>
          <table:table-cell table:style-name="ce15" table:formula="of:=DEC2HEX([.D35])" office:value-type="string" office:string-value="200">
            <text:p>200</text:p>
          </table:table-cell>
          <table:table-cell table:formula="of:=[.D35]/4" office:value-type="float" office:value="128">
            <text:p>128</text:p>
          </table:table-cell>
          <table:table-cell table:number-columns-repeated="9"/>
        </table:table-row>
        <table:table-row table:style-name="ro2" table:number-rows-repeated="2">
          <table:table-cell table:number-columns-repeated="5"/>
          <table:table-cell table:style-name="ce15"/>
          <table:table-cell table:number-columns-repeated="10"/>
        </table:table-row>
        <table:table-row table:style-name="ro2">
          <table:table-cell table:style-name="ce3" office:value-type="string">
            <text:p>Page-Aufteilung</text:p>
          </table:table-cell>
          <table:table-cell table:style-name="ce3" office:value-type="string">
            <text:p>Name/Size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ype</text:p>
          </table:table-cell>
          <table:table-cell table:style-name="ce14" office:value-type="string">
            <text:p>XX</text:p>
          </table:table-cell>
          <table:table-cell office:value-type="string">
            <text:p>Version</text:p>
          </table:table-cell>
          <table:table-cell office:value-type="string">
            <text:p>Uptime</text:p>
          </table:table-cell>
          <table:table-cell table:style-name="ce16" office:value-type="string">
            <text:p>SIZE</text:p>
          </table:table-cell>
          <table:table-cell table:number-columns-repeated="10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7" table:formula="of:=SUM([.B40:.E40])" office:value-type="float" office:value="8">
            <text:p>8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ercycles</text:p>
          </table:table-cell>
          <table:table-cell table:style-name="ce14" office:value-type="string">
            <text:p>ADC/Temp</text:p>
          </table:table-cell>
          <table:table-cell office:value-type="string">
            <text:p>SRAM</text:p>
          </table:table-cell>
          <table:table-cell/>
          <table:table-cell table:style-name="ce16"/>
          <table:table-cell table:number-columns-repeated="10"/>
        </table:table-row>
        <table:table-row table:style-name="ro6">
          <table:table-cell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style-name="ce18" table:formula="of:=SUM([.B42:.E42])" office:value-type="float" office:value="10">
            <text:p>10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unter1</text:p>
          </table:table-cell>
          <table:table-cell/>
          <table:table-cell office:value-type="string">
            <text:p>Counter2</text:p>
          </table:table-cell>
          <table:table-cell table:number-columns-repeated="12"/>
        </table:table-row>
        <table:table-row table:style-name="ro6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9" table:formula="of:=SUM([.B44:.E44])" office:value-type="float" office:value="8">
            <text:p>8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unter3</text:p>
          </table:table-cell>
          <table:table-cell/>
          <table:table-cell office:value-type="string">
            <text:p>Counter4</text:p>
          </table:table-cell>
          <table:table-cell table:number-columns-repeated="12"/>
        </table:table-row>
        <table:table-row table:style-name="ro6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 table:formula="of:=SUM([.B46:.E46])" office:value-type="float" office:value="8">
            <text:p>8</text:p>
          </table:table-cell>
          <table:table-cell/>
          <table:table-cell office:value-type="string">
            <text:p>Redesig!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M2</text:p>
          </table:table-cell>
          <table:table-cell/>
          <table:table-cell office:value-type="string">
            <text:p>RM4</text:p>
          </table:table-cell>
          <table:table-cell table:number-columns-repeated="3"/>
          <table:table-cell table:style-name="ce3" office:value-type="string">
            <text:p>C2</text:p>
          </table:table-cell>
          <table:table-cell office:value-type="string">
            <text:p>C4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B</text:p>
          </table:table-cell>
          <table:table-cell table:style-name="ce3"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CE</text:p>
          </table:table-cell>
          <table:table-cell table:style-name="ce3" office:value-type="string">
            <text:p>CF</text:p>
          </table:table-cell>
        </table:table-row>
        <table:table-row table:style-name="ro6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 table:formula="of:=SUM([.B48:.E48])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M8</text:p>
          </table:table-cell>
          <table:table-cell/>
          <table:table-cell office:value-type="string">
            <text:p>RM9</text:p>
          </table:table-cell>
          <table:table-cell table:number-columns-repeated="3"/>
          <table:table-cell office:value-type="string">
            <text:p>82 – Status</text:p>
          </table:table-cell>
          <table:table-cell table:number-columns-repeated="8"/>
        </table:table-row>
        <table:table-row table:style-name="ro6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2" table:formula="of:=SUM([.B50:.E50])" office:value-type="float" office:value="8">
            <text:p>8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MB</text:p>
          </table:table-cell>
          <table:table-cell/>
          <table:table-cell office:value-type="string">
            <text:p>RMC</text:p>
          </table:table-cell>
          <table:table-cell table:number-columns-repeated="12"/>
        </table:table-row>
        <table:table-row table:style-name="ro6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3" table:formula="of:=SUM([.B52:.E52])" office:value-type="float" office:value="8">
            <text:p>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MD</text:p>
          </table:table-cell>
          <table:table-cell/>
          <table:table-cell office:value-type="string">
            <text:p>RME</text:p>
          </table:table-cell>
          <table:table-cell table:number-columns-repeated="12"/>
        </table:table-row>
        <table:table-row table:style-name="ro6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4" table:formula="of:=SUM([.B54:.E54])"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5"/>
          <table:table-cell table:style-name="ce25"/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5"/>
          <table:table-cell table:style-name="ce26"/>
          <table:table-cell table:number-columns-repeated="10"/>
        </table:table-row>
        <table:table-row table:style-name="ro2" table:number-rows-repeated="1048517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ges_Counter.F40:Pages_Counter.F40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42:Pages_Counter.F42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44:Pages_Counter.F44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46:Pages_Counter.F46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56:Pages_Counter.F56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58:Pages_Counter.F58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48:Pages_Counter.F48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50:Pages_Counter.F50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52:Pages_Counter.F52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  <calcext:conditional-format calcext:target-range-address="Pages_Counter.F54:Pages_Counter.F54">
            <calcext:condition calcext:apply-style-name="Untitled1" calcext:value="=8" calcext:base-cell-address="Pages_Counter.F40"/>
            <calcext:condition calcext:apply-style-name="Untitled2" calcext:value="!=8" calcext:base-cell-address="Pages_Counter.F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 style:data-style-name="N2" text:time-value="0000-00-00T01:43: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arkstaller</meta:initial-creator>
    <meta:creation-date>2013-05-17T01:03:21</meta:creation-date>
    <meta:generator>LibreOffice/4.0.2.2$Linux_x86 LibreOffice_project/400m0$Build-2</meta:generator>
    <dc:date>2013-05-31T19:43:37</dc:date>
    <meta:editing-duration>P7DT10H35M35S</meta:editing-duration>
    <meta:editing-cycles>17</meta:editing-cycles>
    <meta:document-statistic meta:table-count="4" meta:cell-count="473" meta:object-count="0"/>
  </office:meta>
</office:document-meta>
</file>